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62.1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2">
      <style:table-cell-properties fo:border="0.06pt solid #000000"/>
    </style:style>
    <style:style style:name="ce4" style:family="table-cell" style:parent-style-name="Default" style:data-style-name="N122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45"/>
    <style:style style:name="ce7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55.23pt" svg:x="729.41pt" svg:y="553.44pt">
            <loext:p draw:notify-on-update-of-ranges="Sheet1.A17:Sheet1.A18 Sheet1.A19:Sheet1.A21 Sheet1.B17:Sheet1.B18 Sheet1.B19:Sheet1.B21 Sheet1.C17:Sheet1.C18 Sheet1.C19:Sheet1.C21 Sheet1.D17:Sheet1.D18 Sheet1.D19:Sheet1.D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4pt" svg:height="255.26pt" svg:x="728.62pt" svg:y="3.74pt">
            <loext:p draw:notify-on-update-of-ranges="Sheet1.A2:Sheet1.A3 Sheet1.A4:Sheet1.A8 Sheet1.B2:Sheet1.B3 Sheet1.B4:Sheet1.B8 Sheet1.C2:Sheet1.C3 Sheet1.C4:Sheet1.C8 Sheet1.D2:Sheet1.D3 Sheet1.D4:Shee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46pt" svg:height="255.26pt" svg:x="723.03pt" svg:y="280.83pt">
            <loext:p draw:notify-on-update-of-ranges="Sheet1.A10:Sheet1.A11 Sheet1.A12:Sheet1.A13 Sheet1.B10:Sheet1.B11 Sheet1.B12:Sheet1.B13 Sheet1.C10:Sheet1.C11 Sheet1.C12:Sheet1.C13 Sheet1.D10:Sheet1.D11 Sheet1.D12:Sheet1.D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730.83pt" svg:y="844.78pt">
            <loext:p draw:notify-on-update-of-ranges="Sheet1.A23:Sheet1.A24 Sheet1.A25:Sheet1.A26 Sheet1.B23:Sheet1.B24 Sheet1.B25:Sheet1.B26 Sheet1.C23:Sheet1.C24 Sheet1.C25:Sheet1.C26 Sheet1.D23:Sheet1.D24 Sheet1.D25:Sheet1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0pt" svg:y="640.71pt">
            <loext:p draw:notify-on-update-of-ranges="Sheet1.A29:Sheet1.A30 Sheet1.B29:Sheet1.E30 Sheet1.A31:Sheet1.A31 Sheet1.B31:Sheet1.E31 Sheet1.A32:Sheet1.A32 Sheet1.B32:Sheet1.E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3pt" svg:x="0pt" svg:y="935.12pt">
            <loext:p draw:notify-on-update-of-ranges="Sheet1.A35:Sheet1.A36 Sheet1.A37:Sheet1.A38 Sheet1.B35:Sheet1.B36 Sheet1.B37:Sheet1.B38 Sheet1.C35:Sheet1.C36 Sheet1.C37:Sheet1.C38 Sheet1.D35:Sheet1.D36 Sheet1.D37:Sheet1.D38 Sheet1.E35:Sheet1.E36 Sheet1.E37:Sheet1.E3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0pt" svg:y="1214.48pt">
            <loext:p draw:notify-on-update-of-ranges="Sheet1.A40:Sheet1.A41 Sheet1.B40:Sheet1.E41 Sheet1.A42:Sheet1.A42 Sheet1.B42:Sheet1.E42 Sheet1.A43:Sheet1.A43 Sheet1.B43:Sheet1.E4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46pt" svg:height="255.26pt" svg:x="561.74pt" svg:y="1203.9pt">
            <loext:p draw:notify-on-update-of-ranges="Sheet1.A46:Sheet1.A47 Sheet1.A48:Sheet1.A49 Sheet1.B46:Sheet1.B47 Sheet1.B48:Sheet1.B49 Sheet1.C46:Sheet1.C47 Sheet1.C48:Sheet1.C49 Sheet1.D46:Sheet1.D47 Sheet1.D48:Sheet1.D49 Sheet1.E46:Sheet1.E47 Sheet1.E48:Sheet1.E4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Dynamic Datasets times (MM:SS.000)</text:p>
          </table:table-cell>
          <table:covered-table-cell table:number-columns-repeated="3"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Part 1</text:p>
          </table:table-cell>
          <table:table-cell table:style-name="ce2" office:value-type="string" calcext:value-type="string">
            <text:p>Part 2</text:p>
          </table:table-cell>
          <table:table-cell table:style-name="ce2" office:value-type="string" calcext:value-type="string">
            <text:p>Part 3-8 threads</text:p>
          </table:table-cell>
          <table:table-cell/>
        </table:table-row>
        <table:table-row table:style-name="ro1">
          <table:table-cell office:value-type="string" calcext:value-type="string">
            <text:p>Tiny</text:p>
          </table:table-cell>
          <table:table-cell table:style-name="ce3" office:value-type="time" office:time-value="PT00H00M00.001S" calcext:value-type="time">
            <text:p>00:00.001</text:p>
          </table:table-cell>
          <table:table-cell table:style-name="ce3" office:value-type="time" office:time-value="PT00H00M00.002S" calcext:value-type="time">
            <text:p>00:00.002</text:p>
          </table:table-cell>
          <table:table-cell table:style-name="ce3" office:value-type="time" office:time-value="PT00H00M00.004S" calcext:value-type="time">
            <text:p>00:00.004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 table:style-name="ce3" office:value-type="time" office:time-value="PT00H00M00.453S" calcext:value-type="time">
            <text:p>00:00.453</text:p>
          </table:table-cell>
          <table:table-cell table:style-name="ce3" office:value-type="time" office:time-value="PT00H00M00.519S" calcext:value-type="time">
            <text:p>00:00.519</text:p>
          </table:table-cell>
          <table:table-cell table:style-name="ce3" office:value-type="time" office:time-value="PT00H00M00.596S" calcext:value-type="time">
            <text:p>00:00.596</text:p>
          </table:table-cell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table:style-name="ce3" office:value-type="time" office:time-value="PT00H00M01.539S" calcext:value-type="time">
            <text:p>00:01.539</text:p>
          </table:table-cell>
          <table:table-cell table:style-name="ce3" office:value-type="time" office:time-value="PT00H00M01.76S" calcext:value-type="time">
            <text:p>00:01.760</text:p>
          </table:table-cell>
          <table:table-cell table:style-name="ce3" office:value-type="time" office:time-value="PT00H00M02.53S" calcext:value-type="time">
            <text:p>00:02.530</text:p>
          </table:table-cell>
          <table:table-cell/>
        </table:table-row>
        <table:table-row table:style-name="ro1">
          <table:table-cell office:value-type="string" calcext:value-type="string">
            <text:p>Large</text:p>
          </table:table-cell>
          <table:table-cell table:style-name="ce3" office:value-type="time" office:time-value="PT00H11M01.551S" calcext:value-type="time">
            <text:p>11:01.551</text:p>
          </table:table-cell>
          <table:table-cell table:style-name="ce3" office:value-type="time" office:time-value="PT00H10M28.65S" calcext:value-type="time">
            <text:p>10:28.650</text:p>
          </table:table-cell>
          <table:table-cell table:style-name="ce3" office:value-type="time" office:time-value="PT00H03M41.225S" calcext:value-type="time">
            <text:p>03:41.225</text:p>
          </table:table-cell>
          <table:table-cell/>
        </table:table-row>
        <table:table-row table:style-name="ro1">
          <table:table-cell office:value-type="string" calcext:value-type="string">
            <text:p>Large 2</text:p>
          </table:table-cell>
          <table:table-cell table:style-name="ce3" office:value-type="time" office:time-value="PT00H50M29.401S" calcext:value-type="time">
            <text:p>50:29.401</text:p>
          </table:table-cell>
          <table:table-cell table:style-name="ce3" office:value-type="time" office:time-value="PT00H47M21.94S" calcext:value-type="time">
            <text:p>47:21.940</text:p>
          </table:table-cell>
          <table:table-cell table:style-name="ce3" office:value-type="time" office:time-value="PT00H17M35.641S" calcext:value-type="time">
            <text:p>17:35.641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 table:number-columns-spanned="4" table:number-rows-spanned="1">
            <text:p>Dynamic Dataset VmPeak (KB)</text:p>
          </table:table-cell>
          <table:covered-table-cell table:number-columns-repeated="3"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Part 1 Vm</text:p>
          </table:table-cell>
          <table:table-cell table:style-name="ce2" office:value-type="string" calcext:value-type="string">
            <text:p>Part 2 </text:p>
          </table:table-cell>
          <table:table-cell table:style-name="ce2" office:value-type="string" calcext:value-type="string">
            <text:p>Part 3-8 threads</text:p>
          </table:table-cell>
          <table:table-cell/>
        </table:table-row>
        <table:table-row table:style-name="ro1">
          <table:table-cell office:value-type="string" calcext:value-type="string">
            <text:p>Large</text:p>
          </table:table-cell>
          <table:table-cell table:style-name="ce2" office:value-type="float" office:value="1414896" calcext:value-type="float">
            <text:p>1414896</text:p>
          </table:table-cell>
          <table:table-cell table:style-name="ce2" office:value-type="float" office:value="1458116" calcext:value-type="float">
            <text:p>1458116</text:p>
          </table:table-cell>
          <table:table-cell table:style-name="ce2" office:value-type="float" office:value="2414616" calcext:value-type="float">
            <text:p>2414616</text:p>
          </table:table-cell>
          <table:table-cell/>
        </table:table-row>
        <table:table-row table:style-name="ro1">
          <table:table-cell office:value-type="string" calcext:value-type="string">
            <text:p>Large 2</text:p>
          </table:table-cell>
          <table:table-cell table:style-name="ce2" office:value-type="float" office:value="1829748" calcext:value-type="float">
            <text:p>1829748</text:p>
          </table:table-cell>
          <table:table-cell table:style-name="ce2" office:value-type="float" office:value="2335964" calcext:value-type="float">
            <text:p>2335964</text:p>
          </table:table-cell>
          <table:table-cell table:style-name="ce2" office:value-type="float" office:value="3291848" calcext:value-type="float">
            <text:p>329184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tatic Datasets times (MM:SS.000)</text:p>
          </table:table-cell>
          <table:covered-table-cell table:number-columns-repeated="3"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Part 1</text:p>
          </table:table-cell>
          <table:table-cell table:style-name="ce2" office:value-type="string" calcext:value-type="string">
            <text:p>Part 2</text:p>
          </table:table-cell>
          <table:table-cell table:style-name="ce2" office:value-type="string" calcext:value-type="string">
            <text:p>Part 3-8 threads</text:p>
          </table:table-cell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table:style-name="ce3" office:value-type="time" office:time-value="PT00H00M01.434S" calcext:value-type="time">
            <text:p>00:01.434</text:p>
          </table:table-cell>
          <table:table-cell table:style-name="ce3" office:value-type="time" office:time-value="PT00H00M02.538S" calcext:value-type="time">
            <text:p>00:02.538</text:p>
          </table:table-cell>
          <table:table-cell table:style-name="ce3" office:value-type="time" office:time-value="PT00H00M02.637S" calcext:value-type="time">
            <text:p>00:02.637</text:p>
          </table:table-cell>
          <table:table-cell/>
        </table:table-row>
        <table:table-row table:style-name="ro1">
          <table:table-cell office:value-type="string" calcext:value-type="string">
            <text:p>Large</text:p>
          </table:table-cell>
          <table:table-cell table:style-name="ce3" office:value-type="time" office:time-value="PT00H05M03.604S" calcext:value-type="time">
            <text:p>05:03.604</text:p>
          </table:table-cell>
          <table:table-cell table:style-name="ce3" office:value-type="time" office:time-value="PT00H01M54.64S" calcext:value-type="time">
            <text:p>01:54.640</text:p>
          </table:table-cell>
          <table:table-cell table:style-name="ce3" office:value-type="time" office:time-value="PT00H00M51.8S" calcext:value-type="time">
            <text:p>00:51.800</text:p>
          </table:table-cell>
          <table:table-cell/>
        </table:table-row>
        <table:table-row table:style-name="ro1">
          <table:table-cell office:value-type="string" calcext:value-type="string">
            <text:p>Large 2</text:p>
          </table:table-cell>
          <table:table-cell table:style-name="ce3" office:value-type="string" calcext:value-type="string">
            <text:p>&gt;3H</text:p>
          </table:table-cell>
          <table:table-cell table:style-name="ce3" office:value-type="time" office:time-value="PT00H26M28.035S" calcext:value-type="time">
            <text:p>26:28.035</text:p>
          </table:table-cell>
          <table:table-cell table:style-name="ce3" office:value-type="time" office:time-value="PT00H08M31.369S" calcext:value-type="time">
            <text:p>08:31.369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tatic Dataset VmPeak (KB)</text:p>
          </table:table-cell>
          <table:covered-table-cell table:number-columns-repeated="3"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Part 1 Vm</text:p>
          </table:table-cell>
          <table:table-cell table:style-name="ce2" office:value-type="string" calcext:value-type="string">
            <text:p>Part 2 </text:p>
          </table:table-cell>
          <table:table-cell table:style-name="ce2" office:value-type="string" calcext:value-type="string">
            <text:p>Part 3-8 threads</text:p>
          </table:table-cell>
          <table:table-cell/>
        </table:table-row>
        <table:table-row table:style-name="ro1">
          <table:table-cell office:value-type="string" calcext:value-type="string">
            <text:p>Large</text:p>
          </table:table-cell>
          <table:table-cell table:style-name="ce2" office:value-type="float" office:value="1414896" calcext:value-type="float">
            <text:p>1414896</text:p>
          </table:table-cell>
          <table:table-cell table:style-name="ce2" office:value-type="float" office:value="2013768" calcext:value-type="float">
            <text:p>2013768</text:p>
          </table:table-cell>
          <table:table-cell table:style-name="ce2" office:value-type="float" office:value="2959892" calcext:value-type="float">
            <text:p>2959892</text:p>
          </table:table-cell>
          <table:table-cell/>
        </table:table-row>
        <table:table-row table:style-name="ro1">
          <table:table-cell office:value-type="string" calcext:value-type="string">
            <text:p>Larg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011104" calcext:value-type="float">
            <text:p>2011104</text:p>
          </table:table-cell>
          <table:table-cell table:style-name="ce2" office:value-type="float" office:value="3044908" calcext:value-type="float">
            <text:p>30449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Dynamic Dataset Multithreading times (MM:SS.000)</text:p>
          </table:table-cell>
          <table:covered-table-cell table:number-columns-repeated="3" table:style-name="ce2"/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N=2</text:p>
          </table:table-cell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N=8</text:p>
          </table:table-cell>
          <table:table-cell table:style-name="ce2" office:value-type="string" calcext:value-type="string">
            <text:p>N=16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table:style-name="ce3" office:value-type="time" office:time-value="PT00H05M57.266S" calcext:value-type="time">
            <text:p>05:57.266</text:p>
          </table:table-cell>
          <table:table-cell table:style-name="ce3" office:value-type="time" office:time-value="PT00H04M03.3S" calcext:value-type="time">
            <text:p>04:03.300</text:p>
          </table:table-cell>
          <table:table-cell table:style-name="ce3" office:value-type="time" office:time-value="PT00H03M41.225S" calcext:value-type="time">
            <text:p>03:41.225</text:p>
          </table:table-cell>
          <table:table-cell table:style-name="ce3" office:value-type="time" office:time-value="PT00H03M42.664S" calcext:value-type="time">
            <text:p>03:42.664</text:p>
          </table:table-cell>
        </table:table-row>
        <table:table-row table:style-name="ro1">
          <table:table-cell office:value-type="string" calcext:value-type="string">
            <text:p>Large 2</text:p>
          </table:table-cell>
          <table:table-cell table:style-name="ce4" office:value-type="time" office:time-value="PT00H26M30.534S" calcext:value-type="time">
            <text:p>26:30.534</text:p>
          </table:table-cell>
          <table:table-cell table:style-name="ce3" office:value-type="time" office:time-value="PT00H18M45.376S" calcext:value-type="time">
            <text:p>18:45.376</text:p>
          </table:table-cell>
          <table:table-cell table:style-name="ce3" office:value-type="time" office:time-value="PT00H17M35.641S" calcext:value-type="time">
            <text:p>17:35.641</text:p>
          </table:table-cell>
          <table:table-cell table:style-name="ce3" office:value-type="time" office:time-value="PT00H17M57.566S" calcext:value-type="time">
            <text:p>17:57.566</text:p>
          </table:table-cell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Dynamic Dataset Multithreading VmPeak(KB)</text:p>
          </table:table-cell>
          <table:covered-table-cell table:number-columns-repeated="3" table:style-name="ce2"/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N=2</text:p>
          </table:table-cell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N=8</text:p>
          </table:table-cell>
          <table:table-cell table:style-name="ce2" office:value-type="string" calcext:value-type="string">
            <text:p>N=16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table:style-name="ce2" office:value-type="float" office:value="1677284" calcext:value-type="float">
            <text:p>1677284</text:p>
          </table:table-cell>
          <table:table-cell table:style-name="ce2" office:value-type="float" office:value="1923060" calcext:value-type="float">
            <text:p>1923060</text:p>
          </table:table-cell>
          <table:table-cell table:style-name="ce2" office:value-type="float" office:value="2414616" calcext:value-type="float">
            <text:p>2414616</text:p>
          </table:table-cell>
          <table:table-cell table:style-name="ce2" office:value-type="float" office:value="3397252" calcext:value-type="float">
            <text:p>3397252</text:p>
          </table:table-cell>
        </table:table-row>
        <table:table-row table:style-name="ro1">
          <table:table-cell office:value-type="string" calcext:value-type="string">
            <text:p>Large 2</text:p>
          </table:table-cell>
          <table:table-cell table:style-name="ce2" office:value-type="float" office:value="2579536" calcext:value-type="float">
            <text:p>2579536</text:p>
          </table:table-cell>
          <table:table-cell table:style-name="ce5" office:value-type="float" office:value="2825312" calcext:value-type="float">
            <text:p>2825312</text:p>
          </table:table-cell>
          <table:table-cell table:style-name="ce2" office:value-type="float" office:value="3291848" calcext:value-type="float">
            <text:p>3291848</text:p>
          </table:table-cell>
          <table:table-cell table:style-name="ce2" office:value-type="float" office:value="4299972" calcext:value-type="float">
            <text:p>4299972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Static Dataset Multithreading times (MM:SS.000)</text:p>
          </table:table-cell>
          <table:covered-table-cell table:number-columns-repeated="3" table:style-name="ce2"/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N=2</text:p>
          </table:table-cell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N=8</text:p>
          </table:table-cell>
          <table:table-cell table:style-name="ce2" office:value-type="string" calcext:value-type="string">
            <text:p>N=16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table:style-name="ce3" office:value-type="time" office:time-value="PT00H01M53.454S" calcext:value-type="time">
            <text:p>01:53.454</text:p>
          </table:table-cell>
          <table:table-cell table:style-name="ce3" office:value-type="time" office:time-value="PT00H01M18.555S" calcext:value-type="time">
            <text:p>01:18.555</text:p>
          </table:table-cell>
          <table:table-cell table:style-name="ce3" office:value-type="time" office:time-value="PT00H01M01.018S" calcext:value-type="time">
            <text:p>01:01.018</text:p>
          </table:table-cell>
          <table:table-cell table:style-name="ce3" office:value-type="time" office:time-value="PT00H00M51.8S" calcext:value-type="time">
            <text:p>00:51.800</text:p>
          </table:table-cell>
        </table:table-row>
        <table:table-row table:style-name="ro1">
          <table:table-cell office:value-type="string" calcext:value-type="string">
            <text:p>Large 2</text:p>
          </table:table-cell>
          <table:table-cell table:style-name="ce3" office:value-type="time" office:time-value="PT00H16M54.585S" calcext:value-type="time">
            <text:p>16:54.585</text:p>
          </table:table-cell>
          <table:table-cell table:style-name="ce3" office:value-type="time" office:time-value="PT00H10M05.976S" calcext:value-type="time">
            <text:p>10:05.976</text:p>
          </table:table-cell>
          <table:table-cell table:style-name="ce3" office:value-type="time" office:time-value="PT00H08M30.127S" calcext:value-type="time">
            <text:p>08:30.127</text:p>
          </table:table-cell>
          <table:table-cell table:style-name="ce3" office:value-type="time" office:time-value="PT00H08M31.69S" calcext:value-type="time">
            <text:p>08:31.69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7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Static Dataset Multithreading VmPeak(KB)</text:p>
          </table:table-cell>
          <table:covered-table-cell table:number-columns-repeated="3" table:style-name="ce2"/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N=2</text:p>
          </table:table-cell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N=8</text:p>
          </table:table-cell>
          <table:table-cell table:style-name="ce2" office:value-type="string" calcext:value-type="string">
            <text:p>N=16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table:style-name="ce2" office:value-type="float" office:value="2222564" calcext:value-type="float">
            <text:p>2222564</text:p>
          </table:table-cell>
          <table:table-cell table:style-name="ce2" office:value-type="float" office:value="2468340" calcext:value-type="float">
            <text:p>2468340</text:p>
          </table:table-cell>
          <table:table-cell table:style-name="ce2" office:value-type="float" office:value="2959892" calcext:value-type="float">
            <text:p>2959892</text:p>
          </table:table-cell>
          <table:table-cell table:style-name="ce2" office:value-type="float" office:value="3943000" calcext:value-type="float">
            <text:p>3943000</text:p>
          </table:table-cell>
        </table:table-row>
        <table:table-row table:style-name="ro1">
          <table:table-cell office:value-type="string" calcext:value-type="string">
            <text:p>Large 2</text:p>
          </table:table-cell>
          <table:table-cell table:style-name="ce2" office:value-type="float" office:value="2307580" calcext:value-type="float">
            <text:p>2307580</text:p>
          </table:table-cell>
          <table:table-cell table:style-name="ce2" office:value-type="float" office:value="2553356" calcext:value-type="float">
            <text:p>2553356</text:p>
          </table:table-cell>
          <table:table-cell table:style-name="ce2" office:value-type="float" office:value="3044908" calcext:value-type="float">
            <text:p>3044908</text:p>
          </table:table-cell>
          <table:table-cell table:style-name="ce2" office:value-type="float" office:value="3950336" calcext:value-type="float">
            <text:p>3950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2:16:35.847151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7:37:49.490012172</meta:creation-date>
    <dc:date>2017-02-12T16:16:39.652527550</dc:date>
    <meta:editing-duration>PT6H56M48S</meta:editing-duration>
    <meta:editing-cycles>47</meta:editing-cycles>
    <meta:generator>LibreOffice/5.1.4.2$Linux_X86_64 LibreOffice_project/10m0$Build-2</meta:generator>
    <meta:document-statistic meta:table-count="1" meta:cell-count="12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2">
      <number:minutes number:style="long"/>
      <number:text>:</number:text>
      <number:seconds number:style="long" number:decimal-places="3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title svg:x="5.483cm" svg:y="0.316cm" chart:style-name="ch2">
          <text:p>Dynamic Datasets times</text:p>
        </chart:title>
        <chart:legend chart:legend-position="end" svg:x="12.09cm" svg:y="3.706cm" style:legend-expansion="high" chart:style-name="ch3"/>
        <chart:plot-area chart:style-name="ch4" table:cell-range-address="Sheet1.A2:Sheet1.D8" chart:data-source-has-labels="both" svg:x="1.331cm" svg:y="1.275cm" svg:width="10.439cm" svg:height="6.57cm">
          <chartooo:coordinate-region svg:x="3.09cm" svg:y="1.474cm" svg:width="8.109cm" svg:height="5.724cm"/>
          <chart:axis chart:dimension="x" chart:name="primary-x" chart:style-name="ch5" chartooo:axis-type="auto">
            <chartooo:date-scale/>
            <chart:title svg:x="5.937cm" svg:y="8.025cm" chart:style-name="ch6">
              <text:p>Dataset</text:p>
            </chart:title>
            <chart:categories table:cell-range-address="Sheet1.A4:Sheet1.A8"/>
          </chart:axis>
          <chart:axis chart:dimension="y" chart:name="primary-y" chart:style-name="ch7">
            <chart:title svg:x="0.451cm" svg:y="5.464cm" chart:style-name="ch8">
              <text:p>(MM:SS.00)</text:p>
            </chart:title>
            <chart:grid chart:style-name="ch9" chart:class="major"/>
          </chart:axis>
          <chart:series chart:style-name="ch10" chart:values-cell-range-address="Sheet1.B4:Sheet1.B8" chart:label-cell-address="Sheet1.B2:Sheet1.B3" chart:class="chart:line">
            <chart:data-point chart:repeated="5"/>
          </chart:series>
          <chart:series chart:style-name="ch11" chart:values-cell-range-address="Sheet1.C4:Sheet1.C8" chart:label-cell-address="Sheet1.C2:Sheet1.C3" chart:class="chart:line">
            <chart:data-point chart:repeated="5"/>
          </chart:series>
          <chart:series chart:style-name="ch12" chart:values-cell-range-address="Sheet1.D4:Sheet1.D8" chart:label-cell-address="Sheet1.D2:Sheet1.D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 1</text:p>
                <text:list>
                  <text:list-item>
                    <text:p/>
                  </text:list-item>
                  <text:list-item>
                    <text:p>Part 1</text:p>
                  </text:list-item>
                </text:list>
                <draw:g>
                  <svg:desc>Sheet1.B2:Sheet1.B3</svg:desc>
                </draw:g>
              </table:table-cell>
              <table:table-cell office:value-type="string">
                <text:p>Part 2</text:p>
                <text:list>
                  <text:list-item>
                    <text:p/>
                  </text:list-item>
                  <text:list-item>
                    <text:p>Part 2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Part 3-8 threads</text:p>
                <text:list>
                  <text:list-item>
                    <text:p/>
                  </text:list-item>
                  <text:list-item>
                    <text:p>Part 3-8 threads</text:p>
                  </text:list-item>
                </text:list>
                <draw:g>
                  <svg:desc>Sheet1.D2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Sheet1.A4:Sheet1.A8</svg:desc>
                </draw:g>
              </table:table-cell>
              <table:table-cell office:value-type="float" office:value="0.0000000115740740740741">
                <text:p>0.0000000115740740740741</text:p>
                <draw:g>
                  <svg:desc>Sheet1.B4:Sheet1.B8</svg:desc>
                </draw:g>
              </table:table-cell>
              <table:table-cell office:value-type="float" office:value="0.0000000231481481481481">
                <text:p>0.0000000231481481481481</text:p>
                <draw:g>
                  <svg:desc>Sheet1.C4:Sheet1.C8</svg:desc>
                </draw:g>
              </table:table-cell>
              <table:table-cell office:value-type="float" office:value="0.0000000462962962962963">
                <text:p>0.0000000462962962962963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00000524305555555556">
                <text:p>0.00000524305555555556</text:p>
              </table:table-cell>
              <table:table-cell office:value-type="float" office:value="0.00000600694444444445">
                <text:p>0.00000600694444444445</text:p>
              </table:table-cell>
              <table:table-cell office:value-type="float" office:value="0.00000689814814814815">
                <text:p>0.00000689814814814815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0.0000178125">
                <text:p>0.0000178125</text:p>
              </table:table-cell>
              <table:table-cell office:value-type="float" office:value="0.0000203703703703704">
                <text:p>0.0000203703703703704</text:p>
              </table:table-cell>
              <table:table-cell office:value-type="float" office:value="0.0000292824074074074">
                <text:p>0.0000292824074074074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0.00765684027777778">
                <text:p>0.00765684027777778</text:p>
              </table:table-cell>
              <table:table-cell office:value-type="float" office:value="0.00727604166666667">
                <text:p>0.00727604166666667</text:p>
              </table:table-cell>
              <table:table-cell office:value-type="float" office:value="0.00256047453703704">
                <text:p>0.00256047453703704</text:p>
              </table:table-cell>
            </table:table-row>
            <table:table-row>
              <table:table-cell office:value-type="string">
                <text:p>Large 2</text:p>
              </table:table-cell>
              <table:table-cell office:value-type="float" office:value="0.0350625115740741">
                <text:p>0.0350625115740741</text:p>
              </table:table-cell>
              <table:table-cell office:value-type="float" office:value="0.0328928240740741">
                <text:p>0.0328928240740741</text:p>
              </table:table-cell>
              <table:table-cell office:value-type="float" office:value="0.0122180671296296">
                <text:p>0.0122180671296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2">
      <number:minutes number:style="long"/>
      <number:text>:</number:text>
      <number:seconds number:style="long" number:decimal-places="3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5.787cm" svg:y="0.316cm" chart:style-name="ch2">
          <text:p>Static Datasets times</text:p>
        </chart:title>
        <chart:legend chart:legend-position="end" svg:x="12.09cm" svg:y="3.705cm" style:legend-expansion="high" chart:style-name="ch3"/>
        <chart:plot-area chart:style-name="ch4" table:cell-range-address="Sheet1.A17:Sheet1.D21" chart:data-source-has-labels="both" svg:x="1.331cm" svg:y="1.275cm" svg:width="10.439cm" svg:height="6.569cm">
          <chartooo:coordinate-region svg:x="3.09cm" svg:y="1.474cm" svg:width="8.11cm" svg:height="5.723cm"/>
          <chart:axis chart:dimension="x" chart:name="primary-x" chart:style-name="ch5" chartooo:axis-type="auto">
            <chartooo:date-scale/>
            <chart:title svg:x="5.937cm" svg:y="8.024cm" chart:style-name="ch6">
              <text:p>Dataset</text:p>
            </chart:title>
            <chart:categories table:cell-range-address="Sheet1.A19:Sheet1.A21"/>
          </chart:axis>
          <chart:axis chart:dimension="y" chart:name="primary-y" chart:style-name="ch7">
            <chart:title svg:x="0.451cm" svg:y="5.502cm" chart:style-name="ch8">
              <text:p> (MM:SS.00)</text:p>
            </chart:title>
            <chart:grid chart:style-name="ch9" chart:class="major"/>
          </chart:axis>
          <chart:series chart:style-name="ch10" chart:values-cell-range-address="Sheet1.B19:Sheet1.B21" chart:label-cell-address="Sheet1.B17:Sheet1.B18" chart:class="chart:line">
            <chart:data-point chart:repeated="3"/>
          </chart:series>
          <chart:series chart:style-name="ch11" chart:values-cell-range-address="Sheet1.C19:Sheet1.C21" chart:label-cell-address="Sheet1.C17:Sheet1.C18" chart:class="chart:line">
            <chart:data-point chart:repeated="3"/>
          </chart:series>
          <chart:series chart:style-name="ch12" chart:values-cell-range-address="Sheet1.D19:Sheet1.D21" chart:label-cell-address="Sheet1.D17:Sheet1.D1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 1</text:p>
                <text:list>
                  <text:list-item>
                    <text:p/>
                  </text:list-item>
                  <text:list-item>
                    <text:p>Part 1</text:p>
                  </text:list-item>
                </text:list>
                <draw:g>
                  <svg:desc>Sheet1.B17:Sheet1.B18</svg:desc>
                </draw:g>
              </table:table-cell>
              <table:table-cell office:value-type="string">
                <text:p>Part 2</text:p>
                <text:list>
                  <text:list-item>
                    <text:p/>
                  </text:list-item>
                  <text:list-item>
                    <text:p>Part 2</text:p>
                  </text:list-item>
                </text:list>
                <draw:g>
                  <svg:desc>Sheet1.C17:Sheet1.C18</svg:desc>
                </draw:g>
              </table:table-cell>
              <table:table-cell office:value-type="string">
                <text:p>Part 3-8 threads</text:p>
                <text:list>
                  <text:list-item>
                    <text:p/>
                  </text:list-item>
                  <text:list-item>
                    <text:p>Part 3-8 threads</text:p>
                  </text:list-item>
                </text:list>
                <draw:g>
                  <svg:desc>Sheet1.D17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um</text:p>
                <draw:g>
                  <svg:desc>Sheet1.A19:Sheet1.A21</svg:desc>
                </draw:g>
              </table:table-cell>
              <table:table-cell office:value-type="float" office:value="0.0000165972222222222">
                <text:p>0.0000165972222222222</text:p>
                <draw:g>
                  <svg:desc>Sheet1.B19:Sheet1.B21</svg:desc>
                </draw:g>
              </table:table-cell>
              <table:table-cell office:value-type="float" office:value="0.000029375">
                <text:p>0.000029375</text:p>
                <draw:g>
                  <svg:desc>Sheet1.C19:Sheet1.C21</svg:desc>
                </draw:g>
              </table:table-cell>
              <table:table-cell office:value-type="float" office:value="0.0000305208333333333">
                <text:p>0.0000305208333333333</text:p>
                <draw:g>
                  <svg:desc>Sheet1.D19:Sheet1.D21</svg:desc>
                </draw:g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0.00351393518518518">
                <text:p>0.00351393518518518</text:p>
              </table:table-cell>
              <table:table-cell office:value-type="float" office:value="0.00132685185185185">
                <text:p>0.00132685185185185</text:p>
              </table:table-cell>
              <table:table-cell office:value-type="float" office:value="0.000599537037037037">
                <text:p>0.000599537037037037</text:p>
              </table:table-cell>
            </table:table-row>
            <table:table-row>
              <table:table-cell office:value-type="string">
                <text:p>Large 2</text:p>
              </table:table-cell>
              <table:table-cell office:value-type="float" office:value="NaN">
                <text:p>NaN</text:p>
              </table:table-cell>
              <table:table-cell office:value-type="float" office:value="0.0183800347222222">
                <text:p>0.0183800347222222</text:p>
              </table:table-cell>
              <table:table-cell office:value-type="float" office:value="0.00591862268518519">
                <text:p>0.005918622685185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94cm" svg:y="0.316cm" chart:style-name="ch2">
          <text:p>Dynamic Dataset VmPeak (KB)</text:p>
        </chart:title>
        <chart:legend chart:legend-position="end" svg:x="12.676cm" svg:y="3.706cm" style:legend-expansion="high" chart:style-name="ch3"/>
        <chart:plot-area chart:style-name="ch4" table:cell-range-address="Sheet1.A10:Sheet1.D13" chart:data-source-has-labels="both" svg:x="1.33cm" svg:y="1.275cm" svg:width="11.027cm" svg:height="6.57cm">
          <chartooo:coordinate-region svg:x="2.877cm" svg:y="1.474cm" svg:width="9.48cm" svg:height="5.724cm"/>
          <chart:axis chart:dimension="x" chart:name="primary-x" chart:style-name="ch5" chartooo:axis-type="auto">
            <chartooo:date-scale/>
            <chart:title svg:x="6.23cm" svg:y="8.025cm" chart:style-name="ch6">
              <text:p>Dataset</text:p>
            </chart:title>
            <chart:categories table:cell-range-address="Sheet1.A12:Sheet1.A13"/>
          </chart:axis>
          <chart:axis chart:dimension="y" chart:name="primary-y" chart:style-name="ch7">
            <chart:title svg:x="0.451cm" svg:y="4.829cm" chart:style-name="ch8">
              <text:p>KB</text:p>
            </chart:title>
            <chart:grid chart:style-name="ch9" chart:class="major"/>
          </chart:axis>
          <chart:series chart:style-name="ch10" chart:values-cell-range-address="Sheet1.B12:Sheet1.B13" chart:label-cell-address="Sheet1.B10:Sheet1.B11" chart:class="chart:bar">
            <chart:data-point chart:repeated="2"/>
          </chart:series>
          <chart:series chart:style-name="ch11" chart:values-cell-range-address="Sheet1.C12:Sheet1.C13" chart:label-cell-address="Sheet1.C10:Sheet1.C11" chart:class="chart:bar">
            <chart:data-point chart:repeated="2"/>
          </chart:series>
          <chart:series chart:style-name="ch12" chart:values-cell-range-address="Sheet1.D12:Sheet1.D13" chart:label-cell-address="Sheet1.D10:Sheet1.D1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 1 Vm</text:p>
                <text:list>
                  <text:list-item>
                    <text:p/>
                  </text:list-item>
                  <text:list-item>
                    <text:p>Part 1 Vm</text:p>
                  </text:list-item>
                </text:list>
                <draw:g>
                  <svg:desc>Sheet1.B10:Sheet1.B11</svg:desc>
                </draw:g>
              </table:table-cell>
              <table:table-cell office:value-type="string">
                <text:p>Part 2 </text:p>
                <text:list>
                  <text:list-item>
                    <text:p/>
                  </text:list-item>
                  <text:list-item>
                    <text:p>Part 2 </text:p>
                  </text:list-item>
                </text:list>
                <draw:g>
                  <svg:desc>Sheet1.C10:Sheet1.C11</svg:desc>
                </draw:g>
              </table:table-cell>
              <table:table-cell office:value-type="string">
                <text:p>Part 3-8 threads</text:p>
                <text:list>
                  <text:list-item>
                    <text:p/>
                  </text:list-item>
                  <text:list-item>
                    <text:p>Part 3-8 threads</text:p>
                  </text:list-item>
                </text:list>
                <draw:g>
                  <svg:desc>Sheet1.D10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e</text:p>
                <draw:g>
                  <svg:desc>Sheet1.A12:Sheet1.A13</svg:desc>
                </draw:g>
              </table:table-cell>
              <table:table-cell office:value-type="float" office:value="1414896">
                <text:p>1414896</text:p>
                <draw:g>
                  <svg:desc>Sheet1.B12:Sheet1.B13</svg:desc>
                </draw:g>
              </table:table-cell>
              <table:table-cell office:value-type="float" office:value="1458116">
                <text:p>1458116</text:p>
                <draw:g>
                  <svg:desc>Sheet1.C12:Sheet1.C13</svg:desc>
                </draw:g>
              </table:table-cell>
              <table:table-cell office:value-type="float" office:value="2414616">
                <text:p>2414616</text:p>
                <draw:g>
                  <svg:desc>Sheet1.D12:Sheet1.D13</svg:desc>
                </draw:g>
              </table:table-cell>
            </table:table-row>
            <table:table-row>
              <table:table-cell office:value-type="string">
                <text:p>Large 2</text:p>
              </table:table-cell>
              <table:table-cell office:value-type="float" office:value="1829748">
                <text:p>1829748</text:p>
              </table:table-cell>
              <table:table-cell office:value-type="float" office:value="2335964">
                <text:p>2335964</text:p>
              </table:table-cell>
              <table:table-cell office:value-type="float" office:value="3291848">
                <text:p>3291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098cm" svg:y="0.316cm" chart:style-name="ch2">
          <text:p>Static Dataset VmPeak (KB)</text:p>
        </chart:title>
        <chart:legend chart:legend-position="end" svg:x="12.676cm" svg:y="3.705cm" style:legend-expansion="high" chart:style-name="ch3"/>
        <chart:plot-area chart:style-name="ch4" table:cell-range-address="Sheet1.A23:Sheet1.D26" chart:data-source-has-labels="both" svg:x="1.33cm" svg:y="1.275cm" svg:width="11.027cm" svg:height="6.569cm">
          <chartooo:coordinate-region svg:x="2.877cm" svg:y="1.474cm" svg:width="9.48cm" svg:height="5.723cm"/>
          <chart:axis chart:dimension="x" chart:name="primary-x" chart:style-name="ch5" chartooo:axis-type="auto">
            <chartooo:date-scale/>
            <chart:title svg:x="6.23cm" svg:y="8.024cm" chart:style-name="ch6">
              <text:p>Dataset</text:p>
            </chart:title>
            <chart:categories table:cell-range-address="Sheet1.A25:Sheet1.A26"/>
          </chart:axis>
          <chart:axis chart:dimension="y" chart:name="primary-y" chart:style-name="ch7">
            <chart:title svg:x="0.451cm" svg:y="4.828cm" chart:style-name="ch8">
              <text:p>KB</text:p>
            </chart:title>
            <chart:grid chart:style-name="ch9" chart:class="major"/>
          </chart:axis>
          <chart:series chart:style-name="ch10" chart:values-cell-range-address="Sheet1.B25:Sheet1.B26" chart:label-cell-address="Sheet1.B23:Sheet1.B24" chart:class="chart:bar">
            <chart:data-point chart:repeated="2"/>
          </chart:series>
          <chart:series chart:style-name="ch11" chart:values-cell-range-address="Sheet1.C25:Sheet1.C26" chart:label-cell-address="Sheet1.C23:Sheet1.C24" chart:class="chart:bar">
            <chart:data-point chart:repeated="2"/>
          </chart:series>
          <chart:series chart:style-name="ch12" chart:values-cell-range-address="Sheet1.D25:Sheet1.D26" chart:label-cell-address="Sheet1.D23:Sheet1.D24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 1 Vm</text:p>
                <text:list>
                  <text:list-item>
                    <text:p/>
                  </text:list-item>
                  <text:list-item>
                    <text:p>Part 1 Vm</text:p>
                  </text:list-item>
                </text:list>
                <draw:g>
                  <svg:desc>Sheet1.B23:Sheet1.B24</svg:desc>
                </draw:g>
              </table:table-cell>
              <table:table-cell office:value-type="string">
                <text:p>Part 2 </text:p>
                <text:list>
                  <text:list-item>
                    <text:p/>
                  </text:list-item>
                  <text:list-item>
                    <text:p>Part 2 </text:p>
                  </text:list-item>
                </text:list>
                <draw:g>
                  <svg:desc>Sheet1.C23:Sheet1.C24</svg:desc>
                </draw:g>
              </table:table-cell>
              <table:table-cell office:value-type="string">
                <text:p>Part 3-8 threads</text:p>
                <text:list>
                  <text:list-item>
                    <text:p/>
                  </text:list-item>
                  <text:list-item>
                    <text:p>Part 3-8 threads</text:p>
                  </text:list-item>
                </text:list>
                <draw:g>
                  <svg:desc>Sheet1.D23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e</text:p>
                <draw:g>
                  <svg:desc>Sheet1.A25:Sheet1.A26</svg:desc>
                </draw:g>
              </table:table-cell>
              <table:table-cell office:value-type="float" office:value="1414896">
                <text:p>1414896</text:p>
                <draw:g>
                  <svg:desc>Sheet1.B25:Sheet1.B26</svg:desc>
                </draw:g>
              </table:table-cell>
              <table:table-cell office:value-type="float" office:value="2013768">
                <text:p>2013768</text:p>
                <draw:g>
                  <svg:desc>Sheet1.C25:Sheet1.C26</svg:desc>
                </draw:g>
              </table:table-cell>
              <table:table-cell office:value-type="float" office:value="2959892">
                <text:p>2959892</text:p>
                <draw:g>
                  <svg:desc>Sheet1.D25:Sheet1.D26</svg:desc>
                </draw:g>
              </table:table-cell>
            </table:table-row>
            <table:table-row>
              <table:table-cell office:value-type="string">
                <text:p>Large 2</text:p>
              </table:table-cell>
              <table:table-cell office:value-type="float" office:value="NaN">
                <text:p>NaN</text:p>
              </table:table-cell>
              <table:table-cell office:value-type="float" office:value="2011104">
                <text:p>2011104</text:p>
              </table:table-cell>
              <table:table-cell office:value-type="float" office:value="3044908">
                <text:p>30449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2">
      <number:minutes number:style="long"/>
      <number:text>:</number:text>
      <number:seconds number:style="long" number:decimal-places="3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079cm" svg:y="0.316cm" chart:style-name="ch2">
          <text:p>Dynamic Dataset Multithreading  times</text:p>
        </chart:title>
        <chart:legend chart:legend-position="end" svg:x="13.516cm" svg:y="3.954cm" style:legend-expansion="high" chart:style-name="ch3"/>
        <chart:plot-area chart:style-name="ch4" table:cell-range-address="Sheet1.A29:Sheet1.E32" chart:data-source-has-labels="both" svg:x="1.33cm" svg:y="1.275cm" svg:width="11.867cm" svg:height="6.569cm">
          <chartooo:coordinate-region svg:x="3.089cm" svg:y="1.474cm" svg:width="10.108cm" svg:height="5.723cm"/>
          <chart:axis chart:dimension="x" chart:name="primary-x" chart:style-name="ch5" chartooo:axis-type="auto">
            <chartooo:date-scale/>
            <chart:title svg:x="5.87cm" svg:y="8.024cm" chart:style-name="ch6">
              <text:p>Number of threads</text:p>
            </chart:title>
            <chart:categories table:cell-range-address="Sheet1.B29:Sheet1.E30"/>
          </chart:axis>
          <chart:axis chart:dimension="y" chart:name="primary-y" chart:style-name="ch7">
            <chart:title svg:x="0.451cm" svg:y="5.463cm" chart:style-name="ch8">
              <text:p>(MM:SS.00)</text:p>
            </chart:title>
            <chart:grid chart:style-name="ch9" chart:class="major"/>
          </chart:axis>
          <chart:series chart:style-name="ch10" chart:values-cell-range-address="Sheet1.B31:Sheet1.E31" chart:label-cell-address="Sheet1.A31:Sheet1.A31" chart:class="chart:line">
            <chart:data-point chart:repeated="4"/>
          </chart:series>
          <chart:series chart:style-name="ch11" chart:values-cell-range-address="Sheet1.B32:Sheet1.E32" chart:label-cell-address="Sheet1.A32:Sheet1.A3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text:list>
                  <text:list-item>
                    <text:p/>
                  </text:list-item>
                  <text:list-item>
                    <text:p>N=2</text:p>
                  </text:list-item>
                </text:list>
                <draw:g>
                  <svg:desc>Sheet1.B29:Sheet1.E30</svg:desc>
                </draw:g>
              </table:table-cell>
              <table:table-cell office:value-type="string">
                <text:p>N=4</text:p>
                <text:list>
                  <text:list-item>
                    <text:p/>
                  </text:list-item>
                  <text:list-item>
                    <text:p>N=4</text:p>
                  </text:list-item>
                </text:list>
              </table:table-cell>
              <table:table-cell office:value-type="string">
                <text:p>N=8</text:p>
                <text:list>
                  <text:list-item>
                    <text:p/>
                  </text:list-item>
                  <text:list-item>
                    <text:p>N=8</text:p>
                  </text:list-item>
                </text:list>
              </table:table-cell>
              <table:table-cell office:value-type="string">
                <text:p>N=16</text:p>
                <text:list>
                  <text:list-item>
                    <text:p/>
                  </text:list-item>
                  <text:list-item>
                    <text:p>N=16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arge</text:p>
                <draw:g>
                  <svg:desc>Sheet1.A31:Sheet1.A31</svg:desc>
                </draw:g>
              </table:table-cell>
              <table:table-cell office:value-type="float" office:value="0.00413502314814815">
                <text:p>0.00413502314814815</text:p>
                <draw:g>
                  <svg:desc>Sheet1.B31:Sheet1.E31</svg:desc>
                </draw:g>
              </table:table-cell>
              <table:table-cell office:value-type="float" office:value="0.00281597222222222">
                <text:p>0.00281597222222222</text:p>
              </table:table-cell>
              <table:table-cell office:value-type="float" office:value="0.00256047453703704">
                <text:p>0.00256047453703704</text:p>
              </table:table-cell>
              <table:table-cell office:value-type="float" office:value="0.00257712962962963">
                <text:p>0.00257712962962963</text:p>
              </table:table-cell>
            </table:table-row>
            <table:table-row>
              <table:table-cell office:value-type="string">
                <text:p>Large 2</text:p>
                <draw:g>
                  <svg:desc>Sheet1.A32:Sheet1.A32</svg:desc>
                </draw:g>
              </table:table-cell>
              <table:table-cell office:value-type="float" office:value="0.0184089583333333">
                <text:p>0.0184089583333333</text:p>
                <draw:g>
                  <svg:desc>Sheet1.B32:Sheet1.E32</svg:desc>
                </draw:g>
              </table:table-cell>
              <table:table-cell office:value-type="float" office:value="0.0130251851851852">
                <text:p>0.0130251851851852</text:p>
              </table:table-cell>
              <table:table-cell office:value-type="float" office:value="0.0122180671296296">
                <text:p>0.0122180671296296</text:p>
              </table:table-cell>
              <table:table-cell office:value-type="float" office:value="0.0124718287037037">
                <text:p>0.01247182870370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405cm" svg:y="0.316cm" chart:style-name="ch2">
          <text:p>Dynamic Dataset Multithreading VmPeak(KB)</text:p>
        </chart:title>
        <chart:legend chart:legend-position="end" svg:x="14.317cm" svg:y="3.456cm" style:legend-expansion="high" chart:style-name="ch3"/>
        <chart:plot-area chart:style-name="ch4" table:cell-range-address="Sheet1.A35:Sheet1.E38" chart:data-source-has-labels="both" svg:x="1.33cm" svg:y="1.275cm" svg:width="12.668cm" svg:height="6.569cm">
          <chartooo:coordinate-region svg:x="2.877cm" svg:y="1.474cm" svg:width="11.121cm" svg:height="5.723cm"/>
          <chart:axis chart:dimension="x" chart:name="primary-x" chart:style-name="ch5" chartooo:axis-type="auto">
            <chartooo:date-scale/>
            <chart:title svg:x="7.051cm" svg:y="8.024cm" chart:style-name="ch6">
              <text:p>Dataset</text:p>
            </chart:title>
            <chart:categories table:cell-range-address="Sheet1.A37:Sheet1.A38"/>
          </chart:axis>
          <chart:axis chart:dimension="y" chart:name="primary-y" chart:style-name="ch7">
            <chart:title svg:x="0.451cm" svg:y="4.828cm" chart:style-name="ch8">
              <text:p>KB</text:p>
            </chart:title>
            <chart:grid chart:style-name="ch9" chart:class="major"/>
          </chart:axis>
          <chart:series chart:style-name="ch10" chart:values-cell-range-address="Sheet1.B37:Sheet1.B38" chart:label-cell-address="Sheet1.B35:Sheet1.B36" chart:class="chart:bar">
            <chart:data-point chart:repeated="2"/>
          </chart:series>
          <chart:series chart:style-name="ch11" chart:values-cell-range-address="Sheet1.C37:Sheet1.C38" chart:label-cell-address="Sheet1.C35:Sheet1.C36" chart:class="chart:bar">
            <chart:data-point chart:repeated="2"/>
          </chart:series>
          <chart:series chart:style-name="ch12" chart:values-cell-range-address="Sheet1.D37:Sheet1.D38" chart:label-cell-address="Sheet1.D35:Sheet1.D36" chart:class="chart:bar">
            <chart:data-point chart:repeated="2"/>
          </chart:series>
          <chart:series chart:style-name="ch13" chart:values-cell-range-address="Sheet1.E37:Sheet1.E38" chart:label-cell-address="Sheet1.E35:Sheet1.E36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text:list>
                  <text:list-item>
                    <text:p/>
                  </text:list-item>
                  <text:list-item>
                    <text:p>N=2</text:p>
                  </text:list-item>
                </text:list>
                <draw:g>
                  <svg:desc>Sheet1.B35:Sheet1.B36</svg:desc>
                </draw:g>
              </table:table-cell>
              <table:table-cell office:value-type="string">
                <text:p>N=4</text:p>
                <text:list>
                  <text:list-item>
                    <text:p/>
                  </text:list-item>
                  <text:list-item>
                    <text:p>N=4</text:p>
                  </text:list-item>
                </text:list>
                <draw:g>
                  <svg:desc>Sheet1.C35:Sheet1.C36</svg:desc>
                </draw:g>
              </table:table-cell>
              <table:table-cell office:value-type="string">
                <text:p>N=8</text:p>
                <text:list>
                  <text:list-item>
                    <text:p/>
                  </text:list-item>
                  <text:list-item>
                    <text:p>N=8</text:p>
                  </text:list-item>
                </text:list>
                <draw:g>
                  <svg:desc>Sheet1.D35:Sheet1.D36</svg:desc>
                </draw:g>
              </table:table-cell>
              <table:table-cell office:value-type="string">
                <text:p>N=16</text:p>
                <text:list>
                  <text:list-item>
                    <text:p/>
                  </text:list-item>
                  <text:list-item>
                    <text:p>N=16</text:p>
                  </text:list-item>
                </text:list>
                <draw:g>
                  <svg:desc>Sheet1.E35:Sheet1.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e</text:p>
                <draw:g>
                  <svg:desc>Sheet1.A37:Sheet1.A38</svg:desc>
                </draw:g>
              </table:table-cell>
              <table:table-cell office:value-type="float" office:value="1677284">
                <text:p>1677284</text:p>
                <draw:g>
                  <svg:desc>Sheet1.B37:Sheet1.B38</svg:desc>
                </draw:g>
              </table:table-cell>
              <table:table-cell office:value-type="float" office:value="1923060">
                <text:p>1923060</text:p>
                <draw:g>
                  <svg:desc>Sheet1.C37:Sheet1.C38</svg:desc>
                </draw:g>
              </table:table-cell>
              <table:table-cell office:value-type="float" office:value="2414616">
                <text:p>2414616</text:p>
                <draw:g>
                  <svg:desc>Sheet1.D37:Sheet1.D38</svg:desc>
                </draw:g>
              </table:table-cell>
              <table:table-cell office:value-type="float" office:value="3397252">
                <text:p>3397252</text:p>
                <draw:g>
                  <svg:desc>Sheet1.E37:Sheet1.E38</svg:desc>
                </draw:g>
              </table:table-cell>
            </table:table-row>
            <table:table-row>
              <table:table-cell office:value-type="string">
                <text:p>Large 2</text:p>
              </table:table-cell>
              <table:table-cell office:value-type="float" office:value="2579536">
                <text:p>2579536</text:p>
              </table:table-cell>
              <table:table-cell office:value-type="float" office:value="2825312">
                <text:p>2825312</text:p>
              </table:table-cell>
              <table:table-cell office:value-type="float" office:value="3291848">
                <text:p>3291848</text:p>
              </table:table-cell>
              <table:table-cell office:value-type="float" office:value="4299972">
                <text:p>42999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2">
      <number:minutes number:style="long"/>
      <number:text>:</number:text>
      <number:seconds number:style="long" number:decimal-places="3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45cm" svg:y="0.316cm" chart:style-name="ch2">
          <text:p>Static Dataset Multithreading times</text:p>
        </chart:title>
        <chart:legend chart:legend-position="end" svg:x="13.516cm" svg:y="3.954cm" style:legend-expansion="high" chart:style-name="ch3"/>
        <chart:plot-area chart:style-name="ch4" table:cell-range-address="Sheet1.A40:Sheet1.E43" chart:data-source-has-labels="both" svg:x="1.33cm" svg:y="1.275cm" svg:width="11.867cm" svg:height="6.569cm">
          <chartooo:coordinate-region svg:x="3.089cm" svg:y="1.474cm" svg:width="10.108cm" svg:height="5.723cm"/>
          <chart:axis chart:dimension="x" chart:name="primary-x" chart:style-name="ch5" chartooo:axis-type="auto">
            <chartooo:date-scale/>
            <chart:title svg:x="5.87cm" svg:y="8.024cm" chart:style-name="ch6">
              <text:p>Number of threads</text:p>
            </chart:title>
            <chart:categories table:cell-range-address="Sheet1.B40:Sheet1.E41"/>
          </chart:axis>
          <chart:axis chart:dimension="y" chart:name="primary-y" chart:style-name="ch7">
            <chart:title svg:x="0.451cm" svg:y="5.463cm" chart:style-name="ch8">
              <text:p>(MM:SS.00)</text:p>
            </chart:title>
            <chart:grid chart:style-name="ch9" chart:class="major"/>
          </chart:axis>
          <chart:series chart:style-name="ch10" chart:values-cell-range-address="Sheet1.B42:Sheet1.E42" chart:label-cell-address="Sheet1.A42:Sheet1.A42" chart:class="chart:line">
            <chart:data-point chart:repeated="4"/>
          </chart:series>
          <chart:series chart:style-name="ch11" chart:values-cell-range-address="Sheet1.B43:Sheet1.E43" chart:label-cell-address="Sheet1.A43:Sheet1.A4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text:list>
                  <text:list-item>
                    <text:p/>
                  </text:list-item>
                  <text:list-item>
                    <text:p>N=2</text:p>
                  </text:list-item>
                </text:list>
                <draw:g>
                  <svg:desc>Sheet1.B40:Sheet1.E41</svg:desc>
                </draw:g>
              </table:table-cell>
              <table:table-cell office:value-type="string">
                <text:p>N=4</text:p>
                <text:list>
                  <text:list-item>
                    <text:p/>
                  </text:list-item>
                  <text:list-item>
                    <text:p>N=4</text:p>
                  </text:list-item>
                </text:list>
              </table:table-cell>
              <table:table-cell office:value-type="string">
                <text:p>N=8</text:p>
                <text:list>
                  <text:list-item>
                    <text:p/>
                  </text:list-item>
                  <text:list-item>
                    <text:p>N=8</text:p>
                  </text:list-item>
                </text:list>
              </table:table-cell>
              <table:table-cell office:value-type="string">
                <text:p>N=16</text:p>
                <text:list>
                  <text:list-item>
                    <text:p/>
                  </text:list-item>
                  <text:list-item>
                    <text:p>N=16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arge</text:p>
                <draw:g>
                  <svg:desc>Sheet1.A42:Sheet1.A42</svg:desc>
                </draw:g>
              </table:table-cell>
              <table:table-cell office:value-type="float" office:value="0.001313125">
                <text:p>0.001313125</text:p>
                <draw:g>
                  <svg:desc>Sheet1.B42:Sheet1.E42</svg:desc>
                </draw:g>
              </table:table-cell>
              <table:table-cell office:value-type="float" office:value="0.000909201388888889">
                <text:p>0.000909201388888889</text:p>
              </table:table-cell>
              <table:table-cell office:value-type="float" office:value="0.000706226851851852">
                <text:p>0.000706226851851852</text:p>
              </table:table-cell>
              <table:table-cell office:value-type="float" office:value="0.000599537037037037">
                <text:p>0.000599537037037037</text:p>
              </table:table-cell>
            </table:table-row>
            <table:table-row>
              <table:table-cell office:value-type="string">
                <text:p>Large 2</text:p>
                <draw:g>
                  <svg:desc>Sheet1.A43:Sheet1.A43</svg:desc>
                </draw:g>
              </table:table-cell>
              <table:table-cell office:value-type="float" office:value="0.0117428819444444">
                <text:p>0.0117428819444444</text:p>
                <draw:g>
                  <svg:desc>Sheet1.B43:Sheet1.E43</svg:desc>
                </draw:g>
              </table:table-cell>
              <table:table-cell office:value-type="float" office:value="0.00701361111111111">
                <text:p>0.00701361111111111</text:p>
              </table:table-cell>
              <table:table-cell office:value-type="float" office:value="0.00590424768518519">
                <text:p>0.00590424768518519</text:p>
              </table:table-cell>
              <table:table-cell office:value-type="float" office:value="0.00592233796296296">
                <text:p>0.005922337962962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159cm" svg:y="0.316cm" chart:style-name="ch2">
          <text:p>Static Dataset Multithreading VmPeak</text:p>
        </chart:title>
        <chart:legend chart:legend-position="end" svg:x="14.317cm" svg:y="3.457cm" style:legend-expansion="high" chart:style-name="ch3"/>
        <chart:plot-area chart:style-name="ch4" table:cell-range-address="Sheet1.A46:Sheet1.E49" chart:data-source-has-labels="both" svg:x="1.33cm" svg:y="1.275cm" svg:width="12.668cm" svg:height="6.57cm">
          <chartooo:coordinate-region svg:x="2.877cm" svg:y="1.474cm" svg:width="11.121cm" svg:height="5.724cm"/>
          <chart:axis chart:dimension="x" chart:name="primary-x" chart:style-name="ch5" chartooo:axis-type="auto">
            <chartooo:date-scale/>
            <chart:title svg:x="7.051cm" svg:y="8.025cm" chart:style-name="ch6">
              <text:p>Dataset</text:p>
            </chart:title>
            <chart:categories table:cell-range-address="Sheet1.A48:Sheet1.A49"/>
          </chart:axis>
          <chart:axis chart:dimension="y" chart:name="primary-y" chart:style-name="ch7">
            <chart:title svg:x="0.451cm" svg:y="4.829cm" chart:style-name="ch8">
              <text:p>KB</text:p>
            </chart:title>
            <chart:grid chart:style-name="ch9" chart:class="major"/>
          </chart:axis>
          <chart:series chart:style-name="ch10" chart:values-cell-range-address="Sheet1.B48:Sheet1.B49" chart:label-cell-address="Sheet1.B46:Sheet1.B47" chart:class="chart:bar">
            <chart:data-point chart:repeated="2"/>
          </chart:series>
          <chart:series chart:style-name="ch11" chart:values-cell-range-address="Sheet1.C48:Sheet1.C49" chart:label-cell-address="Sheet1.C46:Sheet1.C47" chart:class="chart:bar">
            <chart:data-point chart:repeated="2"/>
          </chart:series>
          <chart:series chart:style-name="ch12" chart:values-cell-range-address="Sheet1.D48:Sheet1.D49" chart:label-cell-address="Sheet1.D46:Sheet1.D47" chart:class="chart:bar">
            <chart:data-point chart:repeated="2"/>
          </chart:series>
          <chart:series chart:style-name="ch13" chart:values-cell-range-address="Sheet1.E48:Sheet1.E49" chart:label-cell-address="Sheet1.E46:Sheet1.E47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text:list>
                  <text:list-item>
                    <text:p/>
                  </text:list-item>
                  <text:list-item>
                    <text:p>N=2</text:p>
                  </text:list-item>
                </text:list>
                <draw:g>
                  <svg:desc>Sheet1.B46:Sheet1.B47</svg:desc>
                </draw:g>
              </table:table-cell>
              <table:table-cell office:value-type="string">
                <text:p>N=4</text:p>
                <text:list>
                  <text:list-item>
                    <text:p/>
                  </text:list-item>
                  <text:list-item>
                    <text:p>N=4</text:p>
                  </text:list-item>
                </text:list>
                <draw:g>
                  <svg:desc>Sheet1.C46:Sheet1.C47</svg:desc>
                </draw:g>
              </table:table-cell>
              <table:table-cell office:value-type="string">
                <text:p>N=8</text:p>
                <text:list>
                  <text:list-item>
                    <text:p/>
                  </text:list-item>
                  <text:list-item>
                    <text:p>N=8</text:p>
                  </text:list-item>
                </text:list>
                <draw:g>
                  <svg:desc>Sheet1.D46:Sheet1.D47</svg:desc>
                </draw:g>
              </table:table-cell>
              <table:table-cell office:value-type="string">
                <text:p>N=16</text:p>
                <text:list>
                  <text:list-item>
                    <text:p/>
                  </text:list-item>
                  <text:list-item>
                    <text:p>N=16</text:p>
                  </text:list-item>
                </text:list>
                <draw:g>
                  <svg:desc>Sheet1.E46:Sheet1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e</text:p>
                <draw:g>
                  <svg:desc>Sheet1.A48:Sheet1.A49</svg:desc>
                </draw:g>
              </table:table-cell>
              <table:table-cell office:value-type="float" office:value="2222564">
                <text:p>2222564</text:p>
                <draw:g>
                  <svg:desc>Sheet1.B48:Sheet1.B49</svg:desc>
                </draw:g>
              </table:table-cell>
              <table:table-cell office:value-type="float" office:value="2468340">
                <text:p>2468340</text:p>
                <draw:g>
                  <svg:desc>Sheet1.C48:Sheet1.C49</svg:desc>
                </draw:g>
              </table:table-cell>
              <table:table-cell office:value-type="float" office:value="2959892">
                <text:p>2959892</text:p>
                <draw:g>
                  <svg:desc>Sheet1.D48:Sheet1.D49</svg:desc>
                </draw:g>
              </table:table-cell>
              <table:table-cell office:value-type="float" office:value="3943000">
                <text:p>3943000</text:p>
                <draw:g>
                  <svg:desc>Sheet1.E48:Sheet1.E49</svg:desc>
                </draw:g>
              </table:table-cell>
            </table:table-row>
            <table:table-row>
              <table:table-cell office:value-type="string">
                <text:p>Large 2</text:p>
              </table:table-cell>
              <table:table-cell office:value-type="float" office:value="2307580">
                <text:p>2307580</text:p>
              </table:table-cell>
              <table:table-cell office:value-type="float" office:value="2553356">
                <text:p>2553356</text:p>
              </table:table-cell>
              <table:table-cell office:value-type="float" office:value="3044908">
                <text:p>3044908</text:p>
              </table:table-cell>
              <table:table-cell office:value-type="float" office:value="3950336">
                <text:p>39503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